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nmarshallerTests.unmarshalStaxSourceXmlEven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nmarshallerTests.unmarshalPartialStaxSource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UnmarshallerTests.unmarshalStreamSource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nmarshallerTests.unmarshalStreamSource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nmarshal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nmarshallerTests.unmarshalStaxSource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nmarshallerTests.unmarshalSAX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nmarshallerTests.unmarshalJaxp14StaxSource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nmarshallerTests.unmarshalJaxp14StaxSourceXmlEven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nmarshallerTests.unmarshalDo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